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2.559cm" svg:height="0.693cm" svg:x="3.471cm" svg:y="1cm">
          <text:p text:style-name="P1"><text:span text:style-name="T1">Start</text:span></text:p>
          <text:p text:style-name="P1"><text:span text:style-name="T1">OnFill or OnPartiallyFil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" draw:id="id1" draw:layer="layout" svg:width="2.881cm" svg:height="0.6cm" svg:x="3.31cm" svg:y="2.8cm">
          <text:p text:style-name="P1"><text:span text:style-name="T1">Get open trade by secur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382cm" svg:height="1.064cm" svg:x="3.559cm" svg:y="4.307cm">
          <text:p text:style-name="P1"><text:span text:style-name="T1">Is trade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2cm" svg:height="0.7cm" svg:x="3.65cm" svg:y="9.9cm">
          <text:p text:style-name="P1"><text:span text:style-name="T1">Add order to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557cm" svg:height="1.243cm" svg:x="8.543cm" svg:y="6.374cm">
          <text:p text:style-name="P1"><text:span text:style-name="T1">Is buy ord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2.9cm" svg:height="0.6cm" svg:x="6.6cm" svg:y="8cm">
          <text:p text:style-name="P1"><text:span text:style-name="T1">Create long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751cm" svg:y1="3.4cm" svg:x2="4.75cm" svg:y2="4.307cm" draw:start-shape="id1" draw:start-glue-point="6" draw:end-shape="id2" draw:end-glue-point="4" svg:d="m4751 3400-1 907">
          <text:p/>
        </draw:connector>
        <draw:connector draw:style-name="gr2" draw:text-style-name="P1" draw:layer="layout" draw:type="line" svg:x1="4.751cm" svg:y1="1.693cm" svg:x2="4.751cm" svg:y2="2.8cm" draw:start-shape="id3" draw:start-glue-point="6" draw:end-shape="id1" draw:end-glue-point="4" svg:d="m4751 1693v1107">
          <text:p/>
        </draw:connector>
        <draw:custom-shape draw:style-name="gr1" draw:text-style-name="P2" xml:id="id6" draw:id="id6" draw:layer="layout" svg:width="2.7cm" svg:height="0.6cm" svg:x="10.3cm" svg:y="8cm">
          <text:p text:style-name="P1"><text:span text:style-name="T1">Create short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8.543cm" svg:y1="6.996cm" svg:x2="8.05cm" svg:y2="8cm" draw:start-shape="id4" draw:start-glue-point="5" draw:end-shape="id5" draw:end-glue-point="4" svg:d="m8543 6996h-493v1004">
          <text:p/>
        </draw:connector>
        <draw:connector draw:style-name="gr2" draw:text-style-name="P3" draw:layer="layout" svg:x1="11.1cm" svg:y1="6.996cm" svg:x2="11.65cm" svg:y2="8cm" draw:start-shape="id4" draw:start-glue-point="7" draw:end-shape="id6" svg:d="m11100 6996h550v1004">
          <text:p/>
        </draw:connector>
        <draw:frame draw:style-name="gr3" draw:text-style-name="P4" draw:layer="layout" svg:width="0.845cm" svg:height="0.493cm" svg:x="7.8cm" svg:y="6.407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10.9cm" svg:y="6.4cm">
          <draw:text-box>
            <text:p><text:span text:style-name="T1">No</text:span></text:p>
          </draw:text-box>
        </draw:frame>
        <draw:connector draw:style-name="gr2" draw:text-style-name="P3" draw:layer="layout" svg:x1="8.05cm" svg:y1="8.6cm" svg:x2="5.85cm" svg:y2="10.25cm" draw:start-shape="id5" draw:start-glue-point="6" draw:end-shape="id7" draw:end-glue-point="7" svg:d="m8050 8600v1650h-2200">
          <text:p/>
        </draw:connector>
        <draw:connector draw:style-name="gr2" draw:text-style-name="P3" draw:layer="layout" svg:x1="11.65cm" svg:y1="8.6cm" svg:x2="5.85cm" svg:y2="10.25cm" draw:start-shape="id6" draw:start-glue-point="6" draw:end-shape="id7" draw:end-glue-point="7" svg:d="m11650 8600v1650h-5800">
          <text:p/>
        </draw:connector>
        <draw:custom-shape draw:style-name="gr1" draw:text-style-name="P2" xml:id="id8" draw:id="id8" draw:layer="layout" svg:width="2.7cm" svg:height="0.9cm" svg:x="3.4cm" svg:y="11.2cm">
          <text:p text:style-name="P1"><text:span text:style-name="T1">Is long trad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4.75cm" svg:y1="10.6cm" svg:x2="4.75cm" svg:y2="11.2cm" draw:start-shape="id7" draw:start-glue-point="6" draw:end-shape="id8" svg:d="m4750 10600v600">
          <text:p/>
        </draw:connector>
        <draw:custom-shape draw:style-name="gr1" draw:text-style-name="P2" xml:id="id9" draw:id="id9" draw:layer="layout" svg:width="2.502cm" svg:height="0.7cm" svg:x="3.5cm" svg:y="12.8cm">
          <text:p text:style-name="P1"><text:span text:style-name="T1">Is sell ord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4.75cm" svg:y1="12.1cm" svg:x2="4.751cm" svg:y2="12.8cm" draw:start-shape="id8" draw:start-glue-point="6" draw:end-shape="id9" draw:end-glue-point="4" svg:d="m4750 12100v351h1v349">
          <text:p/>
        </draw:connector>
        <draw:frame draw:style-name="gr4" draw:text-style-name="P4" draw:layer="layout" svg:width="0.773cm" svg:height="0.493cm" svg:x="3.9cm" svg:y="12.3cm">
          <draw:text-box>
            <text:p><text:span text:style-name="T1">No</text:span></text:p>
          </draw:text-box>
        </draw:frame>
        <draw:connector draw:style-name="gr5" draw:text-style-name="P2" draw:layer="layout" svg:x1="3.5cm" svg:y1="13.15cm" svg:x2="3.7cm" svg:y2="16.15cm" draw:start-shape="id9" draw:start-glue-point="5" draw:end-shape="id10" svg:d="m3500 13150h-501v3000h701">
          <text:p text:style-name="P1"><text:span text:style-name="T1">Yes</text:span></text:p>
          <text:p text:style-name="P1"><text:span text:style-name="T1"/></text:p>
        </draw:connector>
        <draw:connector draw:style-name="gr2" draw:text-style-name="P2" draw:layer="layout" draw:line-skew="0.898cm" svg:x1="6.002cm" svg:y1="13.15cm" svg:x2="12.3cm" svg:y2="16.055cm" draw:start-shape="id9" draw:start-glue-point="7" draw:end-shape="id11" svg:d="m6002 13150h4048v2905h2250">
          <text:p/>
        </draw:connector>
        <draw:custom-shape draw:style-name="gr1" draw:text-style-name="P2" xml:id="id22" draw:id="id22" draw:layer="layout" svg:width="4cm" svg:height="1.3cm" svg:x="4.45cm" svg:y="19.5cm">
          <text:p text:style-name="P1"><text:span text:style-name="T1">trade.enterQty == trade.exitQ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4" draw:id="id24" draw:layer="layout" svg:width="1.8cm" svg:height="0.4cm" svg:x="8.55cm" svg:y="28.3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2" draw:id="id12" draw:layer="layout" svg:width="2.7cm" svg:height="1cm" svg:x="10.8cm" svg:y="12.7cm">
          <text:p text:style-name="P1"><text:span text:style-name="T1">Is buy ord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6.1cm" svg:y1="11.65cm" svg:x2="12.15cm" svg:y2="12.7cm" draw:start-shape="id8" draw:start-glue-point="7" draw:end-shape="id12" draw:end-glue-point="4" svg:d="m6100 11650h6050v1050">
          <text:p/>
        </draw:connector>
        <draw:custom-shape draw:style-name="gr1" draw:text-style-name="P2" xml:id="id10" draw:id="id10" draw:layer="layout" svg:width="5.5cm" svg:height="0.7cm" svg:x="3.7cm" svg:y="15.8cm">
          <text:p text:style-name="P1"><text:span text:style-name="T1">Increase enterQty</text:span></text:p>
          <text:p text:style-name="P1"><text:span text:style-name="T1">trade.enterQty = trade.enterQty+order.Qty-order.QtyR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.4cm" svg:height="0.689cm" svg:x="12.3cm" svg:y="15.711cm">
          <text:p text:style-name="P1"><text:span text:style-name="T1">Increase exitQty</text:span></text:p>
          <text:p text:style-name="P1"><text:span text:style-name="T1">trade.exitQty = trade.exitQty + order.Qty-order.QtyR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2.15cm" svg:y1="13.7cm" svg:x2="6.45cm" svg:y2="15.8cm" draw:start-shape="id12" draw:start-glue-point="6" draw:end-shape="id10" svg:d="m12150 13700v1051h-5700v1049">
          <text:p/>
        </draw:connector>
        <draw:connector draw:style-name="gr5" draw:text-style-name="P2" draw:layer="layout" svg:x1="13.5cm" svg:y1="13.2cm" svg:x2="15cm" svg:y2="15.711cm" draw:start-shape="id12" draw:start-glue-point="7" draw:end-shape="id11" draw:end-glue-point="4" svg:d="m13500 13200h1500v2511">
          <text:p text:style-name="P1"><text:span text:style-name="T1">No</text:span></text:p>
        </draw:connector>
        <draw:custom-shape draw:style-name="gr1" draw:text-style-name="P2" xml:id="id13" draw:id="id13" draw:layer="layout" svg:width="2.6cm" svg:height="0.6cm" svg:x="7.122cm" svg:y="4.539cm">
          <text:p text:style-name="P1"><text:span text:style-name="T1">Get position by securi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941cm" svg:y1="4.839cm" svg:x2="7.122cm" svg:y2="4.839cm" draw:start-shape="id2" draw:start-glue-point="7" draw:end-shape="id13" draw:end-glue-point="3" svg:d="m5941 4839h1181">
          <text:p/>
        </draw:connector>
        <draw:custom-shape draw:style-name="gr1" draw:text-style-name="P2" xml:id="id14" draw:id="id14" draw:layer="layout" svg:width="3cm" svg:height="1cm" svg:x="10.9cm" svg:y="4.339cm">
          <text:p text:style-name="P1"><text:span text:style-name="T1">Is position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5" draw:id="id15" draw:layer="layout" svg:width="2.5cm" svg:height="0.8cm" svg:x="14.7cm" svg:y="4.439cm">
          <text:p text:style-name="P1"><text:span text:style-name="T1">position.Qty &gt; 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9.722cm" svg:y1="4.839cm" svg:x2="10.9cm" svg:y2="4.839cm" draw:start-shape="id13" draw:start-glue-point="1" draw:end-shape="id14" draw:end-glue-point="5" svg:d="m9722 4839h1178">
          <text:p/>
        </draw:connector>
        <draw:connector draw:style-name="gr2" draw:text-style-name="P1" draw:layer="layout" draw:type="line" svg:x1="13.9cm" svg:y1="4.839cm" svg:x2="14.7cm" svg:y2="4.839cm" draw:start-shape="id14" draw:start-glue-point="7" draw:end-shape="id15" draw:end-glue-point="5" svg:d="m13900 4839h800">
          <text:p/>
        </draw:connector>
        <draw:frame draw:style-name="gr4" draw:text-style-name="P4" draw:layer="layout" svg:width="0.773cm" svg:height="0.493cm" svg:x="5.9cm" svg:y="4.3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13.655cm" svg:y="4.307cm">
          <draw:text-box>
            <text:p><text:span text:style-name="T1">Yes</text:span></text:p>
          </draw:text-box>
        </draw:frame>
        <draw:custom-shape draw:style-name="gr1" draw:text-style-name="P2" xml:id="id16" draw:id="id16" draw:layer="layout" svg:width="2.2cm" svg:height="0.5cm" svg:x="14.2cm" svg:y="6.3cm">
          <text:p text:style-name="P1"><text:span text:style-name="T1">Create short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2.3cm" svg:height="0.448cm" svg:x="17.16cm" svg:y="6.326cm">
          <text:p text:style-name="P1"><text:span text:style-name="T1">Create long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95cm" svg:y1="5.239cm" svg:x2="15.3cm" svg:y2="6.3cm" draw:start-shape="id15" draw:start-glue-point="6" draw:end-shape="id16" draw:end-glue-point="4" svg:d="m15950 5239v531h-650v530">
          <text:p/>
        </draw:connector>
        <draw:connector draw:style-name="gr2" draw:text-style-name="P2" draw:layer="layout" svg:x1="17.2cm" svg:y1="4.839cm" svg:x2="18.31cm" svg:y2="6.326cm" draw:start-shape="id15" draw:start-glue-point="7" draw:end-shape="id17" draw:end-glue-point="4" svg:d="m17200 4839h1110v1487">
          <text:p/>
        </draw:connector>
        <draw:frame draw:style-name="gr4" draw:text-style-name="P4" draw:layer="layout" svg:width="0.845cm" svg:height="0.493cm" svg:x="18.057cm" svg:y="4.571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14.7cm" svg:y="5.2cm">
          <draw:text-box>
            <text:p><text:span text:style-name="T1">No</text:span></text:p>
          </draw:text-box>
        </draw:frame>
        <draw:connector draw:style-name="gr2" draw:text-style-name="P2" draw:layer="layout" svg:x1="12.4cm" svg:y1="5.339cm" svg:x2="9.822cm" svg:y2="6.374cm" draw:start-shape="id14" draw:start-glue-point="6" draw:end-shape="id4" draw:end-glue-point="4" svg:d="m12400 5339v518h-2578v517">
          <text:p/>
        </draw:connector>
        <draw:frame draw:style-name="gr4" draw:text-style-name="P4" draw:layer="layout" svg:width="0.773cm" svg:height="0.493cm" svg:x="11.1cm" svg:y="5.4cm">
          <draw:text-box>
            <text:p><text:span text:style-name="T1">No</text:span></text:p>
          </draw:text-box>
        </draw:frame>
        <draw:custom-shape draw:style-name="gr1" draw:text-style-name="P2" xml:id="id18" draw:id="id18" draw:layer="layout" svg:width="2.95cm" svg:height="0.6cm" svg:x="15.175cm" svg:y="7.6cm">
          <text:p text:style-name="P1"><text:span text:style-name="T1">Set enterQty from position</text:span></text:p>
          <text:p text:style-name="P1"><text:span text:style-name="T1">trade.enterQty = position.Q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5cm" svg:height="1cm" svg:x="13.9cm" svg:y="8.7cm">
          <text:p text:style-name="P1"><text:span text:style-name="T1">Set enterPrice from Security OpenPrice</text:span></text:p>
          <text:p text:style-name="P1"><text:span text:style-name="T1">trade.enterPrice = security.openPrice</text:span></text:p>
          <text:p text:style-name="P1"><text:span text:style-name="T1">trade.enterVolume = trade.enterPrice * trade.enter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3cm" svg:y1="6.8cm" svg:x2="16.65cm" svg:y2="7.6cm" draw:start-shape="id16" draw:start-glue-point="6" draw:end-shape="id18" draw:end-glue-point="0" svg:d="m15300 6800v401h1350v399">
          <text:p/>
        </draw:connector>
        <draw:connector draw:style-name="gr2" draw:text-style-name="P2" draw:layer="layout" svg:x1="18.31cm" svg:y1="6.774cm" svg:x2="16.65cm" svg:y2="7.6cm" draw:start-shape="id17" draw:start-glue-point="6" draw:end-shape="id18" draw:end-glue-point="0" svg:d="m18310 6774v414h-1660v412">
          <text:p/>
        </draw:connector>
        <draw:connector draw:style-name="gr2" draw:text-style-name="P2" draw:layer="layout" draw:type="line" svg:x1="16.65cm" svg:y1="8.2cm" svg:x2="16.65cm" svg:y2="8.7cm" draw:start-shape="id18" draw:start-glue-point="2" draw:end-shape="id19" draw:end-glue-point="4" svg:d="m16650 8200v500">
          <text:p/>
        </draw:connector>
        <draw:connector draw:style-name="gr2" draw:text-style-name="P2" draw:layer="layout" draw:type="line" svg:x1="4.75cm" svg:y1="5.371cm" svg:x2="4.75cm" svg:y2="9.9cm" draw:start-shape="id2" draw:start-glue-point="6" draw:end-shape="id7" draw:end-glue-point="4" svg:d="m4750 5371v4529">
          <text:p/>
        </draw:connector>
        <draw:frame draw:style-name="gr4" draw:text-style-name="P4" draw:layer="layout" svg:width="0.845cm" svg:height="0.493cm" svg:x="3.855cm" svg:y="5.5cm">
          <draw:text-box>
            <text:p><text:span text:style-name="T1">Yes</text:span></text:p>
          </draw:text-box>
        </draw:frame>
        <draw:connector draw:style-name="gr2" draw:text-style-name="P2" draw:layer="layout" svg:x1="16.65cm" svg:y1="9.7cm" svg:x2="5.85cm" svg:y2="10.25cm" draw:start-shape="id19" draw:start-glue-point="6" draw:end-shape="id7" draw:end-glue-point="7" svg:d="m16650 9700v550h-10800">
          <text:p/>
        </draw:connector>
        <draw:frame draw:style-name="gr4" draw:text-style-name="P4" draw:layer="layout" svg:width="0.845cm" svg:height="0.493cm" svg:x="6.5cm" svg:y="11.3cm">
          <draw:text-box>
            <text:p><text:span text:style-name="T1">Yes</text:span></text:p>
          </draw:text-box>
        </draw:frame>
        <draw:custom-shape draw:style-name="gr1" draw:text-style-name="P2" xml:id="id20" draw:id="id20" draw:layer="layout" svg:width="7.9cm" svg:height="1cm" svg:x="2.5cm" svg:y="17.069cm">
          <text:p text:style-name="P1"><text:span text:style-name="T1">Calculate enter price</text:span></text:p>
          <text:p text:style-name="P1"><text:span text:style-name="T1">trade.totalEnterPrice = trade.enterVolume+order.price*(order.Qty-order.QtyRest)</text:span></text:p>
          <text:p text:style-name="P1"><text:span text:style-name="T1">trade.enterPrice = trade.enterVolume / trade.enter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45cm" svg:y1="16.5cm" svg:x2="6.45cm" svg:y2="17.069cm" draw:start-shape="id10" draw:start-glue-point="6" draw:end-shape="id20" draw:end-glue-point="4" svg:d="m6450 16500v569">
          <text:p/>
        </draw:connector>
        <draw:custom-shape draw:style-name="gr1" draw:text-style-name="P2" xml:id="id21" draw:id="id21" draw:layer="layout" svg:width="7.6cm" svg:height="1cm" svg:x="11.2cm" svg:y="17.069cm">
          <text:p text:style-name="P1"><text:span text:style-name="T1">Calculate exit price</text:span></text:p>
          <text:p text:style-name="P1"><text:span text:style-name="T1">trade.totalExitPrice = trade.exitVolume + order.price*(order.Qty-order.QtyRest)</text:span></text:p>
          <text:p text:style-name="P1"><text:span text:style-name="T1">trade.exitPrice = trade.totalExitPrice / trade.exit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5cm" svg:y1="16.4cm" svg:x2="15cm" svg:y2="17.069cm" draw:start-shape="id11" draw:start-glue-point="6" draw:end-shape="id21" draw:end-glue-point="4" svg:d="m15000 16400v669">
          <text:p/>
        </draw:connector>
        <draw:frame draw:style-name="gr4" draw:text-style-name="P4" draw:layer="layout" svg:width="0.773cm" svg:height="0.493cm" svg:x="6.327cm" svg:y="12.7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11.155cm" svg:y="13.8cm">
          <draw:text-box>
            <text:p><text:span text:style-name="T1">Yes</text:span></text:p>
          </draw:text-box>
        </draw:frame>
        <draw:connector draw:style-name="gr2" draw:text-style-name="P1" draw:layer="layout" draw:type="line" svg:x1="6.45cm" svg:y1="18.069cm" svg:x2="6.45cm" svg:y2="19.5cm" draw:start-shape="id20" draw:start-glue-point="6" draw:end-shape="id22" draw:end-glue-point="4" svg:d="m6450 18069v1431">
          <text:p/>
        </draw:connector>
        <draw:connector draw:style-name="gr2" draw:text-style-name="P1" draw:layer="layout" svg:x1="15cm" svg:y1="18.069cm" svg:x2="6.45cm" svg:y2="19.5cm" draw:start-shape="id21" draw:start-glue-point="6" draw:end-shape="id22" svg:d="m15000 18069v716h-8550v715">
          <text:p/>
        </draw:connector>
        <draw:custom-shape draw:style-name="gr1" draw:text-style-name="P2" xml:id="id23" draw:id="id23" draw:layer="layout" svg:width="3.4cm" svg:height="0.7cm" svg:x="13.6cm" svg:y="19.8cm">
          <text:p text:style-name="P1"><text:span text:style-name="T1">Close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8.45cm" svg:y1="20.15cm" svg:x2="13.6cm" svg:y2="20.15cm" draw:start-shape="id22" draw:start-glue-point="7" draw:end-shape="id23" draw:end-glue-point="5" svg:d="m8450 20150h5150">
          <text:p/>
        </draw:connector>
        <draw:connector draw:style-name="gr2" draw:text-style-name="P1" draw:layer="layout" draw:type="lines" draw:line-skew="0cm 6.499cm" svg:x1="17cm" svg:y1="20.15cm" svg:x2="10.35cm" svg:y2="28.5cm" draw:start-shape="id23" draw:start-glue-point="7" draw:end-shape="id24" draw:end-glue-point="7" svg:d="m17000 20150h502l-152 8350h-7000">
          <text:p/>
        </draw:connector>
        <draw:custom-shape draw:style-name="gr1" draw:text-style-name="P2" xml:id="id25" draw:id="id25" draw:layer="layout" svg:width="4cm" svg:height="1.2cm" svg:x="4.472cm" svg:y="21.5cm">
          <text:p text:style-name="P1"><text:span text:style-name="T1">trade.exitQty &gt; trade.enterQ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6.45cm" svg:y1="20.8cm" svg:x2="6.472cm" svg:y2="21.5cm" draw:start-shape="id22" draw:start-glue-point="6" draw:end-shape="id25" draw:end-glue-point="4" svg:d="m6450 20800 22 700">
          <text:p/>
        </draw:connector>
        <draw:frame draw:style-name="gr4" draw:text-style-name="P4" draw:layer="layout" svg:width="0.845cm" svg:height="0.493cm" svg:x="6.028cm" svg:y="19.6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6.9cm" svg:y="21.1cm">
          <draw:text-box>
            <text:p><text:span text:style-name="T1">No</text:span></text:p>
          </draw:text-box>
        </draw:frame>
        <draw:connector draw:style-name="gr2" draw:text-style-name="P1" draw:layer="layout" draw:line-skew="-2.071cm" svg:x1="4.472cm" svg:y1="22.1cm" svg:x2="8.55cm" svg:y2="28.5cm" draw:start-shape="id25" draw:start-glue-point="5" draw:end-shape="id24" draw:end-glue-point="5" svg:d="m4472 22100h-2572v6400h6650">
          <text:p/>
        </draw:connector>
        <draw:frame draw:style-name="gr4" draw:text-style-name="P4" draw:layer="layout" svg:width="0.773cm" svg:height="0.493cm" svg:x="3.5cm" svg:y="21.507cm">
          <draw:text-box>
            <text:p><text:span text:style-name="T1">No</text:span></text:p>
          </draw:text-box>
        </draw:frame>
        <draw:custom-shape draw:style-name="gr1" draw:text-style-name="P2" xml:id="id26" draw:id="id26" draw:layer="layout" svg:width="3cm" svg:height="0.6cm" svg:x="9.5cm" svg:y="21.8cm">
          <text:p text:style-name="P1"><text:span text:style-name="T1">Close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8.472cm" svg:y1="22.1cm" svg:x2="9.5cm" svg:y2="22.1cm" draw:start-shape="id25" draw:start-glue-point="7" draw:end-shape="id26" draw:end-glue-point="5" svg:d="m8472 22100h1028">
          <text:p/>
        </draw:connector>
        <draw:frame draw:style-name="gr4" draw:text-style-name="P4" draw:layer="layout" svg:width="0.845cm" svg:height="0.493cm" svg:x="8.355cm" svg:y="21.507cm">
          <draw:text-box>
            <text:p><text:span text:style-name="T1">Yes</text:span></text:p>
          </draw:text-box>
        </draw:frame>
        <draw:custom-shape draw:style-name="gr1" draw:text-style-name="P2" xml:id="id27" draw:id="id27" draw:layer="layout" svg:width="3.8cm" svg:height="1cm" svg:x="7.55cm" svg:y="23.2cm">
          <text:p text:style-name="P1"><text:span text:style-name="T1">Is long trad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101cm" svg:x1="11cm" svg:y1="22.4cm" svg:x2="9.45cm" svg:y2="23.2cm" draw:start-shape="id26" draw:start-glue-point="6" draw:end-shape="id27" draw:end-glue-point="4" svg:d="m11000 22400v300h-1550v500">
          <text:p/>
        </draw:connector>
        <draw:custom-shape draw:style-name="gr1" draw:text-style-name="P2" xml:id="id29" draw:id="id29" draw:layer="layout" svg:width="2.6cm" svg:height="0.6cm" svg:x="12.3cm" svg:y="23.4cm">
          <text:p text:style-name="P1"><text:span text:style-name="T1">Create short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8" draw:id="id28" draw:layer="layout" svg:width="2.7cm" svg:height="0.6cm" svg:x="3.8cm" svg:y="23.4cm">
          <text:p text:style-name="P1"><text:span text:style-name="T1">Create long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.55cm" svg:y1="23.7cm" svg:x2="6.5cm" svg:y2="23.7cm" draw:start-shape="id27" draw:start-glue-point="5" draw:end-shape="id28" draw:end-glue-point="7" svg:d="m7550 23700h-1050">
          <text:p/>
        </draw:connector>
        <draw:connector draw:style-name="gr2" draw:text-style-name="P1" draw:layer="layout" draw:type="line" svg:x1="11.35cm" svg:y1="23.7cm" svg:x2="12.3cm" svg:y2="23.7cm" draw:start-shape="id27" draw:start-glue-point="7" draw:end-shape="id29" draw:end-glue-point="5" svg:d="m11350 23700h950">
          <text:p/>
        </draw:connector>
        <draw:frame draw:style-name="gr4" draw:text-style-name="P4" draw:layer="layout" svg:width="0.773cm" svg:height="0.493cm" svg:x="7cm" svg:y="23.1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11.155cm" svg:y="23.2cm">
          <draw:text-box>
            <text:p><text:span text:style-name="T1">Yes</text:span></text:p>
          </draw:text-box>
        </draw:frame>
        <draw:custom-shape draw:style-name="gr1" draw:text-style-name="P2" xml:id="id30" draw:id="id30" draw:layer="layout" svg:width="5.7cm" svg:height="0.8cm" svg:x="6.6cm" svg:y="24.9cm">
          <text:p text:style-name="P1"><text:span text:style-name="T1">Set enterQty</text:span></text:p>
          <text:p text:style-name="P1"><text:span text:style-name="T1">newTrade.enterQty = trade.exitQty — trade.enterQ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6.9cm" svg:height="0.9cm" svg:x="6cm" svg:y="26.3cm">
          <text:p text:style-name="P1"><text:span text:style-name="T1">Set enterPrice</text:span></text:p>
          <text:p text:style-name="P1"><text:span text:style-name="T1">newTrade.enterPrice = trade.exitPrice</text:span></text:p>
          <text:p text:style-name="P1"><text:span text:style-name="T1">newTrade.enterVolume = newTrade.enterPrice * newTrade.enter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9.45cm" svg:y1="25.7cm" svg:x2="9.45cm" svg:y2="26.3cm" draw:start-shape="id30" draw:start-glue-point="2" draw:end-shape="id31" draw:end-glue-point="4" svg:d="m9450 25700v600">
          <text:p/>
        </draw:connector>
        <draw:connector draw:style-name="gr2" draw:text-style-name="P1" draw:layer="layout" draw:type="line" svg:x1="9.45cm" svg:y1="27.2cm" svg:x2="9.45cm" svg:y2="28.3cm" draw:start-shape="id31" draw:start-glue-point="6" draw:end-shape="id24" draw:end-glue-point="4" svg:d="m9450 27200v1100">
          <text:p/>
        </draw:connector>
        <draw:connector draw:style-name="gr2" draw:text-style-name="P1" draw:layer="layout" svg:x1="5.15cm" svg:y1="24cm" svg:x2="6.6cm" svg:y2="25.3cm" draw:start-shape="id28" draw:start-glue-point="6" draw:end-shape="id30" draw:end-glue-point="3" svg:d="m5150 24000v1300h1450">
          <text:p/>
        </draw:connector>
        <draw:connector draw:style-name="gr2" draw:text-style-name="P1" draw:layer="layout" svg:x1="13.6cm" svg:y1="24cm" svg:x2="12.3cm" svg:y2="25.3cm" draw:start-shape="id29" draw:start-glue-point="6" draw:end-shape="id30" svg:d="m13600 24000v1300h-1300">
          <text:p/>
        </draw:connector>
        <draw:custom-shape draw:style-name="gr6" draw:text-style-name="P2" draw:layer="layout" svg:width="4.3cm" svg:height="1.2cm" svg:x="14.9cm" svg:y="10.9cm">
          <text:p text:style-name="P2">При вычислениях стоимости проверять</text:p>
          <text:p text:style-name="P2">Order.price на 0 или null, и в этом случае</text:p>
          <text:p text:style-name="P2"><text:s/>прайс брать из инструмента</text:p>
          <draw:enhanced-geometry svg:viewBox="0 0 21600 21600" draw:text-areas="800 800 20800 20800" draw:type="round-rectangular-callout" draw:modifiers="5860.77656358986 64476.2697751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18T22:18:52.24</dc:date>
    <dc:creator>Huan Kaktus</dc:creator>
    <meta:editing-duration>PT9H10M10S</meta:editing-duration>
    <meta:editing-cycles>16</meta:editing-cycles>
    <meta:generator>OpenOffice.org/3.4.1$Win32 OpenOffice.org_project/341m1$Build-9593</meta:generator>
    <meta:document-statistic meta:object-count="90"/>
  </office:meta>
</office:document-meta>
</file>